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rontmatter"/>Frontmatter<text:bookmark-end text:name="frontmatter"/></text:h>
      <text:p text:style-name="First_20_paragraph">This is the example frontmatter file. Use it for your abstract, dedications, acknowledgements etc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9T17:00:00Z</meta:creation-date>
    <dc:date>2021-03-29T17:00:00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